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officeooo:rsid="001f3451"/>
    </style:style>
    <style:style style:name="T2" style:family="text">
      <style:text-properties officeooo:rsid="001f5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 d’activités R&amp;D de Mohamed Khalil El Abed</text:p>
      <text:p text:style-name="P5">du <text:span text:style-name="T1">28</text:span>/0<text:span text:style-name="T1">4</text:span>/2014 au 31/05/2014</text:p>
      <text:p text:style-name="P4"/>
      <text:p text:style-name="P3">GenericSystem :</text:p>
      <text:p text:style-name="P4">Version 3 :</text:p>
      <text:list xml:id="list5866184084120961572" text:style-name="L1">
        <text:list-item>
          <text:p text:style-name="P7">Introduction de la programmation fonctionnelle dans la nouvelle version (V3) de GenericSystem (Java 8).Cette version utilise une architecture en couches, la responsabilité du noyau se limite à la gestion du graphe (sans <text:span text:style-name="T2">notamment</text:span> la <text:span text:style-name="T2">problématique</text:span> de transaction et de <text:tab/>concurrence). Chaque nœud du graphe est appelé Vertex.</text:p>
        </text:list-item>
      </text:list>
      <text:list xml:id="list2861638857434217485" text:style-name="L2">
        <text:list-item>
          <text:p text:style-name="P8">Participation à la mise en place de l'architecture SOA :</text:p>
          <text:list>
            <text:list-item>
              <text:p text:style-name="P8">Utilisation des méthodes par défaut de Java 8 afin de bénéficier d'une forme d'héritage multiple d'implémentation et d'une <text:s/><text:span text:style-name="T2">architecture</text:span> orienté services.</text:p>
            </text:list-item>
          </text:list>
        </text:list-item>
        <text:list-item>
          <text:p text:style-name="P8">Mise en place d'une démarche Test Driven Development (TDD, Agile) :</text:p>
        </text:list-item>
        <text:list-item>
          <text:p text:style-name="P8">Mise en Place de tests unitaires (TestNG)</text:p>
        </text:list-item>
        <text:list-item>
          <text:p text:style-name="P8">Conception et implémentation d'un algorithme de réajustement des liaisons d'un nœud modifié du graphe.</text:p>
        </text:list-item>
        <text:list-item>
          <text:p text:style-name="P8"><text:span text:style-name="T2">Étude</text:span> de procédé d'instanciation dans la couche Vertex.</text:p>
        </text:list-item>
        <text:list-item>
          <text:p text:style-name="P8">Mise en place de la gestion du niveau d'instanciation.</text:p>
        </text:list-item>
        <text:list-item>
          <text:p text:style-name="P10">Participation à l'implémentation des prédicats utilisés par les <text:span text:style-name="T2">méthodes</text:span> de calcul d'équivalence pour les <text:span text:style-name="T2">nœuds</text:span> du graphes.</text:p>
        </text:list-item>
        <text:list-item>
          <text:p text:style-name="P8">Développement des contraintes de représentation dans le graphe.</text:p>
        </text:list-item>
        <text:list-item>
          <text:p text:style-name="P8">Préparation de la gestion de plusieurs base en même temps : pour les couches Vertex et Generic </text:p>
        </text:list-item>
        <text:list-item>
          <text:p text:style-name="P8">Correction d' anomalies.</text:p>
        </text:list-item>
        <text:list-item>
          <text:p text:style-name="P10">Réalisation de tests de qualification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6-11T17:27:14.517332999</dc:date>
    <meta:editing-duration>P1DT12H57M54S</meta:editing-duration>
    <meta:editing-cycles>96</meta:editing-cycles>
    <meta:generator>LibreOffice/4.2.3.3$Linux_X86_64 LibreOffice_project/420m0$Build-3</meta:generator>
    <meta:print-date>2014-05-22T15:20:14</meta:print-date>
    <meta:document-statistic meta:table-count="0" meta:image-count="0" meta:object-count="0" meta:page-count="1" meta:paragraph-count="17" meta:word-count="208" meta:character-count="1315" meta:non-whitespace-character-count="1134"/>
  </office:meta>
</office:document-meta>
</file>